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2" table:default-cell-style-name="Default"/>
        <table:table-row table:style-name="ro2">
          <table:table-cell office:value-type="string">
            <text:p>Resource Usage</text:p>
          </table:table-cell>
          <table:table-cell table:style-name="Default" table:number-columns-repeated="4"/>
          <table:table-cell/>
        </table:table-row>
        <table:table-row table:style-name="ro2">
          <table:table-cell office:value-type="string">
            <text:p>5000 unique random keys</text:p>
          </table:table-cell>
          <table:table-cell table:style-name="Default" table:number-columns-repeated="4"/>
          <table:table-cell/>
        </table:table-row>
        <table:table-row table:style-name="ro2">
          <table:table-cell/>
          <table:table-cell table:number-columns-spanned="2" table:number-rows-spanned="1"/>
          <table:covered-table-cell table:style-name="Default"/>
          <table:table-cell table:style-name="Default"/>
          <table:table-cell/>
          <table:table-cell table:style-name="ce1"/>
        </table:table-row>
        <table:table-row table:style-name="ro2">
          <table:table-cell office:value-type="string">
            <text:p>unbalanced BinaryTree</text:p>
          </table:table-cell>
          <table:table-cell office:value-type="string">
            <text:p>__dict__</text:p>
          </table:table-cell>
          <table:table-cell office:value-type="string">
            <text:p>__slots__</text:p>
          </table:table-cell>
          <table:table-cell office:value-type="string">
            <text:p>cython</text:p>
          </table:table-cell>
          <table:table-cell office:value-type="string">
            <text:p>cy + Mixin</text:p>
          </table:table-cell>
          <table:table-cell/>
        </table:table-row>
        <table:table-row table:style-name="ro2">
          <table:table-cell office:value-type="string">
            <text:p>build time 100x</text:p>
          </table:table-cell>
          <table:table-cell office:value-type="float" office:value="6.81">
            <text:p>6,81</text:p>
          </table:table-cell>
          <table:table-cell office:value-type="float" office:value="6.85">
            <text:p>6,85</text:p>
          </table:table-cell>
          <table:table-cell office:value-type="float" office:value="0.77">
            <text:p>0,77</text:p>
          </table:table-cell>
          <table:table-cell table:style-name="ce2" office:value-type="float" office:value="0.9">
            <text:p>0,90</text:p>
          </table:table-cell>
          <table:table-cell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12.81">
            <text:p>12,81</text:p>
          </table:table-cell>
          <table:table-cell table:style-name="ce2" office:value-type="float" office:value="12.55">
            <text:p>12,55</text:p>
          </table:table-cell>
          <table:table-cell office:value-type="float" office:value="1.44">
            <text:p>1,44</text:p>
          </table:table-cell>
          <table:table-cell office:value-type="float" office:value="1.88">
            <text:p>1,88</text:p>
          </table:table-cell>
          <table:table-cell/>
        </table:table-row>
        <table:table-row table:style-name="ro2">
          <table:table-cell office:value-type="string">
            <text:p>search 100x all keys</text:p>
          </table:table-cell>
          <table:table-cell table:style-name="ce2" office:value-type="float" office:value="3">
            <text:p>3,00</text:p>
          </table:table-cell>
          <table:table-cell table:style-name="ce2" office:value-type="float" office:value="2.91">
            <text:p>2,91</text:p>
          </table:table-cell>
          <table:table-cell table:style-name="ce2" office:value-type="float" office:value="0.67">
            <text:p>0,67</text:p>
          </table:table-cell>
          <table:table-cell table:style-name="ce2" office:value-type="float" office:value="1.11">
            <text:p>1,11</text:p>
          </table:table-cell>
          <table:table-cell/>
        </table:table-row>
        <table:table-row table:style-name="ro2">
          <table:table-cell office:value-type="string">
            <text:p>Mem 100x 5000 Nodes</text:p>
          </table:table-cell>
          <table:table-cell office:value-type="string">
            <text:p>70 MByte</text:p>
          </table:table-cell>
          <table:table-cell office:value-type="string">
            <text:p>20 MByte</text:p>
          </table:table-cell>
          <table:table-cell table:number-columns-repeated="2" office:value-type="string">
            <text:p>22 MByt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AVLTree</text:p>
          </table:table-cell>
          <table:table-cell office:value-type="string">
            <text:p>__dict__</text:p>
          </table:table-cell>
          <table:table-cell office:value-type="string">
            <text:p>__slots__</text:p>
          </table:table-cell>
          <table:table-cell office:value-type="string">
            <text:p>cython</text:p>
          </table:table-cell>
          <table:table-cell office:value-type="string">
            <text:p>cy + Mixin</text:p>
          </table:table-cell>
          <table:table-cell/>
        </table:table-row>
        <table:table-row table:style-name="ro2">
          <table:table-cell office:value-type="string">
            <text:p>build time 100x</text:p>
          </table:table-cell>
          <table:table-cell table:style-name="ce2" office:value-type="float" office:value="18.88">
            <text:p>18,88</text:p>
          </table:table-cell>
          <table:table-cell table:style-name="ce2" office:value-type="float" office:value="18.33">
            <text:p>18,33</text:p>
          </table:table-cell>
          <table:table-cell table:style-name="ce2" office:value-type="float" office:value="1.27">
            <text:p>1,27</text:p>
          </table:table-cell>
          <table:table-cell table:style-name="ce2" office:value-type="float" office:value="1.5">
            <text:p>1,50</text:p>
          </table:table-cell>
          <table:table-cell/>
        </table:table-row>
        <table:table-row table:style-name="ro2">
          <table:table-cell office:value-type="string">
            <text:p>build &amp; delete time 100x</text:p>
          </table:table-cell>
          <table:table-cell table:style-name="ce2" office:value-type="float" office:value="32.24">
            <text:p>32,24</text:p>
          </table:table-cell>
          <table:table-cell table:style-name="ce2" office:value-type="float" office:value="31.5">
            <text:p>31,50</text:p>
          </table:table-cell>
          <table:table-cell table:style-name="ce2" office:value-type="float" office:value="2.88">
            <text:p>2,88</text:p>
          </table:table-cell>
          <table:table-cell table:style-name="ce2" office:value-type="float" office:value="3.54">
            <text:p>3,54</text:p>
          </table:table-cell>
          <table:table-cell/>
        </table:table-row>
        <table:table-row table:style-name="ro2">
          <table:table-cell office:value-type="string">
            <text:p>search 100x all keys</text:p>
          </table:table-cell>
          <table:table-cell table:style-name="ce2" office:value-type="float" office:value="2.34">
            <text:p>2,34</text:p>
          </table:table-cell>
          <table:table-cell table:style-name="ce2" office:value-type="float" office:value="2.33">
            <text:p>2,33</text:p>
          </table:table-cell>
          <table:table-cell table:style-name="ce2" office:value-type="float" office:value="0.53">
            <text:p>0,53</text:p>
          </table:table-cell>
          <table:table-cell table:style-name="ce2" office:value-type="float" office:value="1.03">
            <text:p>1,03</text:p>
          </table:table-cell>
          <table:table-cell/>
        </table:table-row>
        <table:table-row table:style-name="ro2">
          <table:table-cell office:value-type="string">
            <text:p>Mem 100x 5000 Nodes</text:p>
          </table:table-cell>
          <table:table-cell office:value-type="string">
            <text:p>70 MByte</text:p>
          </table:table-cell>
          <table:table-cell office:value-type="string">
            <text:p>22 MByte</text:p>
          </table:table-cell>
          <table:table-cell table:number-columns-repeated="2" office:value-type="string">
            <text:p>24 MByt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RBTree</text:p>
          </table:table-cell>
          <table:table-cell office:value-type="string">
            <text:p>__dict__</text:p>
          </table:table-cell>
          <table:table-cell office:value-type="string">
            <text:p>__slots__</text:p>
          </table:table-cell>
          <table:table-cell office:value-type="string">
            <text:p>cython</text:p>
          </table:table-cell>
          <table:table-cell office:value-type="string">
            <text:p>cy + Mixin</text:p>
          </table:table-cell>
          <table:table-cell/>
        </table:table-row>
        <table:table-row table:style-name="ro2">
          <table:table-cell office:value-type="string">
            <text:p>build time 100x</text:p>
          </table:table-cell>
          <table:table-cell table:style-name="ce2" office:value-type="float" office:value="12.7">
            <text:p>12,70</text:p>
          </table:table-cell>
          <table:table-cell office:value-type="float" office:value="12.81">
            <text:p>12,81</text:p>
          </table:table-cell>
          <table:table-cell office:value-type="float" office:value="1.03">
            <text:p>1,03</text:p>
          </table:table-cell>
          <table:table-cell office:value-type="float" office:value="1.12">
            <text:p>1,12</text:p>
          </table:table-cell>
          <table:table-cell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6.22">
            <text:p>36,22</text:p>
          </table:table-cell>
          <table:table-cell office:value-type="float" office:value="35.37">
            <text:p>35,37</text:p>
          </table:table-cell>
          <table:table-cell office:value-type="float" office:value="2.33">
            <text:p>2,33</text:p>
          </table:table-cell>
          <table:table-cell office:value-type="float" office:value="2.71">
            <text:p>2,71</text:p>
          </table:table-cell>
          <table:table-cell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32">
            <text:p>2,32</text:p>
          </table:table-cell>
          <table:table-cell table:style-name="ce2" office:value-type="float" office:value="2.3">
            <text:p>2,30</text:p>
          </table:table-cell>
          <table:table-cell table:style-name="ce2" office:value-type="float" office:value="0.52">
            <text:p>0,52</text:p>
          </table:table-cell>
          <table:table-cell table:style-name="ce2" office:value-type="float" office:value="0.95">
            <text:p>0,95</text:p>
          </table:table-cell>
          <table:table-cell/>
        </table:table-row>
        <table:table-row table:style-name="ro2">
          <table:table-cell office:value-type="string">
            <text:p>Mem 100x 5000 Nodes</text:p>
          </table:table-cell>
          <table:table-cell office:value-type="string">
            <text:p>70 MByte</text:p>
          </table:table-cell>
          <table:table-cell office:value-type="string">
            <text:p>22 MByte</text:p>
          </table:table-cell>
          <table:table-cell table:number-columns-repeated="2" office:value-type="string">
            <text:p>24 MByte</text:p>
          </table:table-cell>
          <table:table-cell/>
        </table:table-row>
        <table:table-row table:style-name="ro2"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>
            <text:p>builtin.dict</text:p>
          </table:table-cell>
          <table:table-cell table:style-name="Default" table:number-columns-repeated="4"/>
          <table:table-cell/>
        </table:table-row>
        <table:table-row table:style-name="ro2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0.07">
            <text:p>0,07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2"/>
          <table:table-cell table:style-name="Default"/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3.05.2010</text:date>, <text:time>16:56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05-02T09:22:33.09</meta:creation-date>
    <meta:generator>OpenOffice.org/3.2$Linux OpenOffice.org_project/320m12$Build-9483</meta:generator>
    <dc:date>2010-05-03T16:56:03</dc:date>
    <dc:creator>Manfred </dc:creator>
    <meta:editing-duration>PT02H05M46S</meta:editing-duration>
    <meta:editing-cycles>9</meta:editing-cycles>
    <meta:document-statistic meta:table-count="3" meta:cell-count="86" meta:object-count="0"/>
  </office:meta>
</office:document-meta>
</file>